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Pastel_20_Bouquet" draw:textarea-horizontal-align="justify" draw:textarea-vertical-align="middle" draw:auto-grow-height="false" fo:min-height="1.349cm" fo:min-width="0.067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Pastel_20_Bouquet" draw:textarea-horizontal-align="justify" draw:textarea-vertical-align="middle" draw:auto-grow-height="false" fo:min-height="1.349cm" fo:min-width="4.317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gradient" draw:fill-color="#000000" draw:fill-gradient-name="Pastel_20_Bouquet" draw:textarea-horizontal-align="justify" draw:textarea-vertical-align="middle" draw:auto-grow-height="false" fo:min-height="1.357cm" fo:min-width="0.067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svg:stroke-opacity="100%" draw:fill="none" draw:textarea-vertical-align="middle" draw:auto-grow-height="false" fo:min-height="4.202cm" fo:min-width="0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6" style:family="graphic" style:parent-style-name="objectwithoutfill">
      <style:graphic-properties draw:marker-end="線條箭頭_20_1" draw:marker-end-width="0.3cm" draw:fill="none" draw:textarea-vertical-align="middle"/>
    </style:style>
    <style:style style:name="gr7" style:family="graphic" style:parent-style-name="objectwithoutfill">
      <style:graphic-properties draw:marker-end="線條箭頭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000000" draw:fill-gradient-name="Pastel_20_Bouquet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619cm" svg:height="1.651cm" svg:x="1.381cm" svg:y="1.5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0.619cm" svg:height="1.651cm" svg:x="1.981cm" svg:y="1.5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2.5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3.1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3.7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4.3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4.9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5.5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869cm" svg:height="1.651cm" svg:x="1.381cm" svg:y="5.808cm">
          <text:p text:style-name="P1">heapArena[0]<text:line-break/>8 bit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6.3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19cm" svg:height="1.659cm" svg:x="6.981cm" svg:y="1.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7.5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8.1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8.7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9.3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9.9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619cm" svg:height="1.651cm" svg:x="10.581cm" svg:y="1.508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5cm" svg:height="4.75cm" draw:transform="rotate (1.5707963267949) translate (1.4cm 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3" draw:layer="layout" svg:width="0.75cm" svg:height="4.75cm" draw:transform="rotate (1.5707963267949) translate (6.401cm 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3.25cm" svg:height="0.962cm" svg:x="2.2cm" svg:y="3.788cm">
          <draw:text-box>
            <text:p>bitmap[0]</text:p>
          </draw:text-box>
        </draw:frame>
        <draw:frame draw:style-name="gr5" draw:text-style-name="P4" draw:layer="layout" svg:width="3.25cm" svg:height="0.962cm" svg:x="7.1cm" svg:y="3.788cm">
          <draw:text-box>
            <text:p>bitmap[1]</text:p>
          </draw:text-box>
        </draw:frame>
        <draw:custom-shape draw:style-name="gr2" draw:text-style-name="P2" xml:id="id4" draw:id="id4" draw:layer="layout" svg:width="4.869cm" svg:height="1.651cm" svg:x="6.381cm" svg:y="5.808cm">
          <text:p text:style-name="P1">heapArena[1]<text:line-break/>8 bits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1.69cm" svg:y1="3.159cm" svg:x2="3.815cm" svg:y2="5.808cm" draw:start-shape="id1" draw:start-glue-point="2" draw:end-shape="id2" draw:end-glue-point="0" svg:d="M1690 3159c0 1986 2125 662 2125 2649" svg:viewBox="0 0 2126 2650">
          <text:p/>
        </draw:connector>
        <draw:connector draw:style-name="gr7" draw:text-style-name="P3" draw:layer="layout" draw:type="curve" svg:x1="2.29cm" svg:y1="3.159cm" svg:x2="8.815cm" svg:y2="5.808cm" draw:start-shape="id3" draw:start-glue-point="2" draw:end-shape="id4" svg:d="M2290 3159c0 1986 6525 662 6525 2649" svg:viewBox="0 0 6526 265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0.4.2$Linux_X86_64 LibreOffice_project/00$Build-2</meta:generator>
    <dc:date>2023-06-24T23:51:20.447311466</dc:date>
    <meta:editing-duration>PT20M53S</meta:editing-duration>
    <meta:editing-cycles>5</meta:editing-cycles>
    <meta:document-statistic meta:object-count="24"/>
  </office:meta>
</office:document-meta>
</file>